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tyle,css párrafos</text:p>
      <text:p text:style-name="Normal">/* General */</text:p>
      <text:p text:style-name="Normal">body {</text:p>
      <text:p text:style-name="Normal">    font-family: Arial, sans-serif;</text:p>
      <text:p text:style-name="Normal">    line-height: 1,6;</text:p>
      <text:p text:style-name="Normal">    margin: 0;</text:p>
      <text:p text:style-name="Normal">    padding: 0;</text:p>
      <text:p text:style-name="Normal">    background-color: #a13939;</text:p>
      <text:p text:style-name="Normal">    color: #333;</text:p>
      <text:p text:style-name="Normal">}</text:p>
      <text:p text:style-name="Normal"/>
      <text:p text:style-name="Normal">/* Encabezado */</text:p>
      <text:p text:style-name="Normal">header {</text:p>
      <text:p text:style-name="Normal">    background: #4CAF50;</text:p>
      <text:p text:style-name="Normal">    color: white;</text:p>
      <text:p text:style-name="Normal">    text-align: center;</text:p>
      <text:p text:style-name="Normal">    padding: 20px;</text:p>
      <text:p text:style-name="Normal">}</text:p>
      <text:p text:style-name="Normal"/>
      <text:p text:style-name="Normal">h1 {</text:p>
      <text:p text:style-name="Normal">    margin: 0;</text:p>
      <text:p text:style-name="Normal">}</text:p>
      <text:p text:style-name="Normal"/>
      <text:p text:style-name="Normal">/* Párrafos */</text:p>
      <text:p text:style-name="Normal">section p {</text:p>
      <text:p text:style-name="Normal">    padding: 15px;</text:p>
      <text:p text:style-name="Normal">    margin: 10px auto;</text:p>
      <text:p text:style-name="Normal">    width: 80%;</text:p>
      <text:soft-page-break/>
      <text:p text:style-name="Normal">    border-radius: 5px;</text:p>
      <text:p text:style-name="Normal">    box-shadow: 0 2px 4px rgba(0, 0, 0, 0.1);</text:p>
      <text:p text:style-name="Normal">}</text:p>
      <text:p text:style-name="Normal"/>
      <text:p text:style-name="Normal">.parrafo-1 {</text:p>
      <text:p text:style-name="Normal">    background-color: #87CEEB;</text:p>
      <text:p text:style-name="Normal">}</text:p>
      <text:p text:style-name="Normal"/>
      <text:p text:style-name="Normal">.parrafo-2 {</text:p>
      <text:p text:style-name="Normal">    background-color: #98FB98;</text:p>
      <text:p text:style-name="Normal">}</text:p>
      <text:p text:style-name="Normal"/>
      <text:p text:style-name="Normal">.parrafo-3 {</text:p>
      <text:p text:style-name="Normal">    background-color: #FFD700;</text:p>
      <text:p text:style-name="Normal">}</text:p>
      <text:p text:style-name="Normal"/>
      <text:p text:style-name="Normal">/* Lista personalizada */</text:p>
      <text:p text:style-name="Normal">.lista-personalizada {</text:p>
      <text:p text:style-name="Normal">    list-style: none;</text:p>
      <text:p text:style-name="Normal">    padding: 0;</text:p>
      <text:p text:style-name="Normal">    margin: 20px auto;</text:p>
      <text:p text:style-name="Normal">    max-width: 600px;</text:p>
      <text:p text:style-name="Normal">    border: 4px solid #000000;</text:p>
      <text:p text:style-name="Normal">    border-bottom: 0px;</text:p>
      <text:p text:style-name="Normal">    border-radius: 10px;</text:p>
      <text:p text:style-name="Normal">    overflow: hidden;</text:p>
      <text:p text:style-name="Normal">}</text:p>
      <text:p text:style-name="Normal"/>
      <text:soft-page-break/>
      <text:p text:style-name="Normal">.lista-personalizada li {</text:p>
      <text:p text:style-name="Normal">    background-color: #f9f9f9;</text:p>
      <text:p text:style-name="Normal">    padding: 15px 20px;</text:p>
      <text:p text:style-name="Normal">    border-bottom: 3px solid #000000;</text:p>
      <text:p text:style-name="Normal">    position: relative;</text:p>
      <text:p text:style-name="Normal">    font-size: 18px;</text:p>
      <text:p text:style-name="Normal">    color: #333;</text:p>
      <text:p text:style-name="Normal">    transition: background-color 0.3s, transform 0.2s;</text:p>
      <text:p text:style-name="Normal">}</text:p>
      <text:p text:style-name="Normal"/>
      <text:p text:style-name="Normal">.lista-personalizada li::before {</text:p>
      <text:p text:style-name="Normal">    content: "•"; /* Marcador personalizado */</text:p>
      <text:p text:style-name="Normal">    color: #4CAF50;</text:p>
      <text:p text:style-name="Normal">    font-size: 20px;</text:p>
      <text:p text:style-name="Normal">    font-weight: bold;</text:p>
      <text:p text:style-name="Normal">    position: absolute;</text:p>
      <text:p text:style-name="Normal">    left: 8px;</text:p>
      <text:p text:style-name="Normal">    top: 25%;</text:p>
      <text:p text:style-name="Normal">}</text:p>
      <text:p text:style-name="Normal"/>
      <text:p text:style-name="Normal">.lista-personalizada li:hover {</text:p>
      <text:p text:style-name="Normal">    background-color: #e0f7fa;</text:p>
      <text:p text:style-name="Normal">    cursor: pointer;</text:p>
      <text:p text:style-name="Normal">}</text:p>
      <text:p text:style-name="Normal"/>
      <text:p text:style-name="Normal">.lista-personalizada li:active {</text:p>
      <text:p text:style-name="Normal">    background-color: #b2dfdb;</text:p>
      <text:p text:style-name="Normal">    transform: scale(0.95);</text:p>
      <text:soft-page-break/>
      <text:p text:style-name="Normal">}</text:p>
      <text:p text:style-name="Normal"/>
      <text:p text:style-name="Normal">/* Botón mejorado */</text:p>
      <text:p text:style-name="Normal">.boton-saltarin {</text:p>
      <text:p text:style-name="Normal">    display: block;</text:p>
      <text:p text:style-name="Normal">    margin: 30px auto;</text:p>
      <text:p text:style-name="Normal">    padding: 15px 30px;</text:p>
      <text:p text:style-name="Normal">    font-size: 18px;</text:p>
      <text:p text:style-name="Normal">    font-weight: bold;</text:p>
      <text:p text:style-name="Normal">    color: white;</text:p>
      <text:p text:style-name="Normal">    background: linear-gradient(135deg, #4CAF50, #388E3C);</text:p>
      <text:p text:style-name="Normal">    border: 2px solid #2E7D32;</text:p>
      <text:p text:style-name="Normal">    border-radius: 30px;</text:p>
      <text:p text:style-name="Normal">    cursor: pointer;</text:p>
      <text:p text:style-name="Normal">    text-align: center;</text:p>
      <text:p text:style-name="Normal">    box-shadow: 0 4px 8px rgba(0, 0, 0, 0.2);</text:p>
      <text:p text:style-name="Normal">    transition: all 0.3s ease;</text:p>
      <text:p text:style-name="Normal">}</text:p>
      <text:p text:style-name="Normal"/>
      <text:p text:style-name="Normal">/* Hover (al pasar el ratón) */</text:p>
      <text:p text:style-name="Normal">.boton-saltarin:hover {</text:p>
      <text:p text:style-name="Normal">    background: linear-gradient(135deg, #66BB6A, #43A047);</text:p>
      <text:p text:style-name="Normal">    box-shadow: 0 6px 12px rgba(0, 0, 0, 0.3);</text:p>
      <text:p text:style-name="Normal">    transform: translateY(-3px);</text:p>
      <text:p text:style-name="Normal">}</text:p>
      <text:p text:style-name="Normal"/>
      <text:p text:style-name="Normal">/* Active (al hacer clic) */</text:p>
      <text:p text:style-name="Normal">.boton-saltarin:active {</text:p>
      <text:soft-page-break/>
      <text:p text:style-name="Normal">    background: #388E3C;</text:p>
      <text:p text:style-name="Normal">    box-shadow: 0 3px 6px rgba(0, 0, 0, 0.2);</text:p>
      <text:p text:style-name="Normal">    transform: translateY(2px);</text:p>
      <text:p text:style-name="Normal">}</text:p>
      <text:p text:style-name="Normal"/>
      <text:p text:style-name="Normal">/* Caja centrada */</text:p>
      <text:p text:style-name="Normal">.caja {</text:p>
      <text:p text:style-name="Normal">    border: 2px solid #000;</text:p>
      <text:p text:style-name="Normal">    padding: 20px;</text:p>
      <text:p text:style-name="Normal">    background-color: #f0f0f0;</text:p>
      <text:p text:style-name="Normal">    text-align: center;</text:p>
      <text:p text:style-name="Normal">    margin: 20px auto;</text:p>
      <text:p text:style-name="Normal">    width: 50%;</text:p>
      <text:p text:style-name="Normal">    border-radius: 10px;</text:p>
      <text:p text:style-name="Normal">    box-shadow: 0 4px 8px rgba(0, 0, 0, 0.1);</text:p>
      <text:p text:style-name="Normal">}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5:24:00Z</meta:creation-date>
    <dc:date>2025-03-11T15:24:00Z</dc:date>
    <meta:template xlink:href="Normal" xlink:type="simple"/>
    <meta:editing-cycles>1</meta:editing-cycles>
    <meta:editing-duration>PT0S</meta:editing-duration>
    <meta:document-statistic meta:page-count="5" meta:paragraph-count="4" meta:word-count="382" meta:character-count="2482" meta:row-count="17" meta:non-whitespace-character-count="2104"/>
  </office:meta>
</office:document-meta>
</file>